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egoe UI" svg:font-family="'Segoe UI', 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83in" fo:margin-left="-0.0104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1813in"/>
    </style:style>
    <style:style style:name="Table1.B" style:family="table-column">
      <style:table-column-properties style:column-width="0.4826in"/>
    </style:style>
    <style:style style:name="Table1.C" style:family="table-column">
      <style:table-column-properties style:column-width="1.6646in"/>
    </style:style>
    <style:style style:name="Table1.D" style:family="table-column">
      <style:table-column-properties style:column-width="0.3868in"/>
    </style:style>
    <style:style style:name="Table1.E" style:family="table-column">
      <style:table-column-properties style:column-width="1.2778in"/>
    </style:style>
    <style:style style:name="Table1.F" style:family="table-column">
      <style:table-column-properties style:column-width="0.125in"/>
    </style:style>
    <style:style style:name="Table1.A1" style:family="table-cell">
      <style:table-cell-properties fo:background-color="#555555" fo:padding="0.0104in" fo:border="0.0104in solid #555555">
        <style:background-image/>
      </style:table-cell-properties>
    </style:style>
    <style:style style:name="Table1.A2" style:family="table-cell">
      <style:table-cell-properties fo:background-color="#ffffff" fo:padding="0.0104in" fo:border="0.0104in solid #d4d4d4">
        <style:background-image/>
      </style:table-cell-properties>
    </style:style>
    <style:style style:name="Table1.A3" style:family="table-cell">
      <style:table-cell-properties fo:background-color="#f1f1f1" fo:padding="0.0104in" fo:border="0.0104in solid #d4d4d4">
        <style:background-image/>
      </style:table-cell-properties>
    </style:style>
    <style:style style:name="Table1.5" style:family="table-row">
      <style:table-row-properties style:keep-together="true" fo:keep-together="auto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line-height="100%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background-color="#ffff00"/>
    </style:style>
    <style:style style:name="P4" style:family="paragraph" style:parent-style-name="Standard">
      <style:paragraph-properties fo:margin-left="0.5in" fo:margin-right="0in" fo:margin-top="0in" fo:margin-bottom="0in" fo:line-height="100%" fo:text-indent="0in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0.5in" fo:margin-right="0in" fo:margin-top="0in" fo:margin-bottom="0in" fo:line-height="100%" fo:text-indent="0in" style:auto-text-indent="false" fo:background-color="#ffffff">
        <style:background-image/>
      </style:paragraph-properties>
      <style:text-properties fo:background-color="#ffff00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style:line-height-at-least="0.1756in"/>
    </style:style>
    <style:style style:name="P8" style:family="paragraph" style:parent-style-name="Standard">
      <style:paragraph-properties fo:margin-top="0in" fo:margin-bottom="0in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3"/>
    <style:style style:name="P13" style:family="paragraph" style:parent-style-name="List_20_Paragraph" style:list-style-name="WWNum5"/>
    <style:style style:name="P14" style:family="paragraph" style:parent-style-name="List_20_Paragraph">
      <style:text-properties fo:background-color="#ffff00"/>
    </style:style>
    <style:style style:name="P15" style:family="paragraph" style:parent-style-name="List_20_Paragraph" style:list-style-name="WWNum1">
      <style:text-properties fo:background-color="#ffff00"/>
    </style:style>
    <style:style style:name="P16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ffffff" style:font-name="Verdana" fo:font-size="9.5pt" fo:font-weight="bold" style:font-name-asian="Times New Roman" style:font-size-asian="9.5pt" style:font-weight-asian="bold" style:font-name-complex="Times New Roman" style:font-size-complex="9.5pt" style:font-weight-complex="bold"/>
    </style:style>
    <style:style style:name="T3" style:family="text">
      <style:text-properties fo:color="#404040" style:font-name="Verdana" fo:font-size="9.5pt" style:font-name-asian="Times New Roman" style:font-size-asian="9.5pt" style:font-name-complex="Times New Roman" style:font-size-complex="9.5pt"/>
    </style:style>
    <style:style style:name="T4" style:family="text">
      <style:text-properties fo:color="#000000" style:font-name="Consolas" fo:font-size="10.5pt" style:font-name-asian="Times New Roman" style:font-size-asian="10.5pt" style:font-name-complex="Consolas1" style:font-size-complex="10.5pt"/>
    </style:style>
    <style:style style:name="T5" style:family="text">
      <style:text-properties fo:color="#000000" style:font-name="Consolas" fo:font-size="10pt" style:font-name-asian="Times New Roman" style:font-size-asian="10pt" style:font-name-complex="Consolas1" style:font-size-complex="10pt"/>
    </style:style>
    <style:style style:name="T6" style:family="text">
      <style:text-properties fo:color="#0000ff" style:font-name="Consolas" fo:font-size="10pt" style:font-name-asian="Times New Roman" style:font-size-asian="10pt" style:font-name-complex="Consolas1" style:font-size-complex="10pt"/>
    </style:style>
    <style:style style:name="T7" style:family="text">
      <style:text-properties fo:color="#2b91af" style:font-name="Consolas" fo:font-size="10pt" style:font-name-asian="Times New Roman" style:font-size-asian="10pt" style:font-name-complex="Consolas1" style:font-size-complex="10pt"/>
    </style:style>
    <style:style style:name="T8" style:family="text">
      <style:text-properties fo:color="#a31515" style:font-name="Consolas" fo:font-size="10pt" style:font-name-asian="Times New Roman" style:font-size-asian="10pt" style:font-name-complex="Consolas1" style:font-size-complex="10pt"/>
    </style:style>
    <style:style style:name="T9" style:family="text">
      <style:text-properties fo:color="#800000" style:font-name="Consolas" fo:font-size="10pt" style:font-name-asian="Times New Roman" style:font-size-asian="10pt" style:font-name-complex="Consolas1" style:font-size-complex="10pt"/>
    </style:style>
    <style:style style:name="T10" style:family="text">
      <style:text-properties fo:color="#ff0000" style:font-name="Consolas" fo:font-size="10pt" style:font-name-asian="Times New Roman" style:font-size-asian="10pt" style:font-name-complex="Consolas1" style:font-size-complex="10pt"/>
    </style:style>
    <style:style style:name="T11" style:family="text">
      <style:text-properties fo:background-color="#ffff00"/>
    </style:style>
    <style:style style:name="T12" style:family="text">
      <style:text-properties fo:font-variant="normal" fo:text-transform="none" fo:color="#111111" style:font-name="Segoe UI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9266829033191655" text:style-name="Outline">
        <text:list-item>
          <text:h text:style-name="P10" text:outline-level="1">Data Modeling Questions</text:h>
        </text:list-item>
      </text:list>
      <text:list xml:id="list880513872566832996" text:style-name="WWNum1">
        <text:list-item>
          <text:p text:style-name="P11">Design a database to model a cookbook with meal types, recipes, ingredients.</text:p>
          <text:list>
            <text:list-item>
              <text:p text:style-name="P11">You can use paper to document your data model<text:bookmark text:name="_GoBack"/></text:p>
            </text:list-item>
          </text:list>
        </text:list-item>
      </text:list>
      <text:list xml:id="list36417670" text:continue-list="list2839266829033191655" text:style-name="Outline">
        <text:list-item>
          <text:h text:style-name="Heading_20_1" text:outline-level="1">SQL Questions</text:h>
        </text:list-item>
      </text:list>
      <text:list xml:id="list36422814" text:continue-list="list880513872566832996" text:style-name="WWNum1">
        <text:list-item>
          <text:p text:style-name="P11">Given the following SQL SELECT statement what are the highlighted text represent?</text:p>
        </text:list-item>
      </text:list>
      <text:p text:style-name="P2">SELECT <text:span text:style-name="T1">CUST</text:span>.CUSTOMER AS <text:span text:style-name="T1">NAME</text:span>, <text:span text:style-name="T1">CUST</text:span>.CUSTOMER_ADDRESS </text:p>
      <text:p text:style-name="P2">FROM CUSTOMER_V <text:span text:style-name="T1">CUST</text:span></text:p>
      <text:p text:style-name="P2">WHERE <text:span text:style-name="T1">NAME</text:span> = ‘Home Furnishings’;</text:p>
      <text:list xml:id="list36412371" text:continue-numbering="true" text:style-name="WWNum1">
        <text:list-item>
          <text:p text:style-name="P11">Given the following Orders and Customers tab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6"><text:span text:style-name="T2">OrderID</text:span></text:p>
          </table:table-cell>
          <table:covered-table-cell/>
          <table:table-cell table:style-name="Table1.A1" office:value-type="string">
            <text:p text:style-name="P6"><text:span text:style-name="T2">CustomerID</text:span></text:p>
          </table:table-cell>
          <table:table-cell table:style-name="Table1.A1" table:number-columns-spanned="2" office:value-type="string">
            <text:p text:style-name="P6"><text:span text:style-name="T2">OrderDate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7"><text:span text:style-name="T3">10308</text:span></text:p>
          </table:table-cell>
          <table:covered-table-cell/>
          <table:table-cell table:style-name="Table1.A2" office:value-type="string">
            <text:p text:style-name="P7"><text:span text:style-name="T3">2</text:span></text:p>
          </table:table-cell>
          <table:table-cell table:style-name="Table1.A2" table:number-columns-spanned="2" office:value-type="string">
            <text:p text:style-name="P7"><text:span text:style-name="T3">1996-09-18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7"><text:span text:style-name="T3">10309</text:span></text:p>
          </table:table-cell>
          <table:covered-table-cell/>
          <table:table-cell table:style-name="Table1.A3" office:value-type="string">
            <text:p text:style-name="P7"><text:span text:style-name="T3">37</text:span></text:p>
          </table:table-cell>
          <table:table-cell table:style-name="Table1.A3" table:number-columns-spanned="2" office:value-type="string">
            <text:p text:style-name="P7"><text:span text:style-name="T3">1996-09-19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7"><text:span text:style-name="T3">10310</text:span></text:p>
          </table:table-cell>
          <table:covered-table-cell/>
          <table:table-cell table:style-name="Table1.A2" office:value-type="string">
            <text:p text:style-name="P7"><text:span text:style-name="T3">77</text:span></text:p>
          </table:table-cell>
          <table:table-cell table:style-name="Table1.A2" table:number-columns-spanned="2" office:value-type="string">
            <text:p text:style-name="P7"><text:span text:style-name="T3">1996-09-20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6"><text:span text:style-name="T2">CustomerID</text:span></text:p>
          </table:table-cell>
          <table:table-cell table:style-name="Table1.A1" table:number-columns-spanned="3" office:value-type="string">
            <text:p text:style-name="P6"><text:span text:style-name="T2">CustomerName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6"><text:span text:style-name="T2">ContactName</text:span></text:p>
          </table:table-cell>
          <table:covered-table-cell/>
          <table:table-cell table:style-name="Table1.A1" table:number-columns-spanned="0" office:value-type="string">
            <text:p text:style-name="P6"><text:span text:style-name="T2">Country</text:span></text:p>
          </table:table-cell>
        </table:table-row>
        <table:table-row table:style-name="Table1.5">
          <table:table-cell table:style-name="Table1.A2" office:value-type="string">
            <text:p text:style-name="P7"><text:span text:style-name="T3">1</text:span></text:p>
          </table:table-cell>
          <table:table-cell table:style-name="Table1.A2" table:number-columns-spanned="3" office:value-type="string">
            <text:p text:style-name="P7"><text:span text:style-name="T3">Alfreds Futterkiste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7"><text:span text:style-name="T3">Maria Anders</text:span></text:p>
          </table:table-cell>
          <table:covered-table-cell/>
          <table:table-cell table:style-name="Table1.A2" table:number-columns-spanned="0" office:value-type="string">
            <text:p text:style-name="P7"><text:span text:style-name="T3">Germany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T3">2</text:span></text:p>
          </table:table-cell>
          <table:table-cell table:style-name="Table1.A3" table:number-columns-spanned="3" office:value-type="string">
            <text:p text:style-name="P7"><text:span text:style-name="T3">Ana Trujillo Emparedados y helados</text:span></text:p>
          </table:table-cell>
          <table:covered-table-cell/>
          <table:covered-table-cell/>
          <table:table-cell table:style-name="Table1.A3" table:number-columns-spanned="2" office:value-type="string">
            <text:p text:style-name="P7"><text:span text:style-name="T3">Ana Trujillo</text:span></text:p>
          </table:table-cell>
          <table:covered-table-cell/>
          <table:table-cell table:style-name="Table1.A3" table:number-columns-spanned="0" office:value-type="string">
            <text:p text:style-name="P7"><text:span text:style-name="T3">Mexico</text:span></text:p>
          </table:table-cell>
        </table:table-row>
        <table:table-row table:style-name="Table1.5">
          <table:table-cell table:style-name="Table1.A2" office:value-type="string">
            <text:p text:style-name="P7"><text:span text:style-name="T3">3</text:span></text:p>
          </table:table-cell>
          <table:table-cell table:style-name="Table1.A2" table:number-columns-spanned="3" office:value-type="string">
            <text:p text:style-name="P7"><text:span text:style-name="T3">Antonio Moreno Taquería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7"><text:span text:style-name="T3">Antonio Moreno</text:span></text:p>
          </table:table-cell>
          <table:covered-table-cell/>
          <table:table-cell table:style-name="Table1.A2" table:number-columns-spanned="0" office:value-type="string">
            <text:p text:style-name="P7"><text:span text:style-name="T3">Mexico</text:span></text:p>
          </table:table-cell>
        </table:table-row>
      </table:table>
      <text:p text:style-name="Standard"/>
      <text:p text:style-name="Standard">What would the result set be given the following SQL SELECT statement?</text:p>
      <text:p text:style-name="P4"><text:span text:style-name="T4">SELECT Orders.OrderID, Customers.CustomerName, Orders.OrderDate<text:line-break/>FROM Orders<text:line-break/>INNER JOIN Customers<text:line-break/>ON Orders.CustomerID=Customers.CustomerID;</text:span></text:p>
      <text:p text:style-name="P4"><text:span text:style-name="T4"/></text:p>
      <text:p text:style-name="P5"><text:span text:style-name="T4">This will return all customers with orders</text:span></text:p>
      <text:p text:style-name="Standard"/>
      <text:p text:style-name="Standard">What would the result set be given the following SQL SELECT statement?</text:p>
      <text:p text:style-name="P1"><text:span text:style-name="T4">SELECT Orders.OrderID, Customers.CustomerName, Orders.OrderDate<text:line-break/>FROM Orders<text:line-break/>LEFT JOIN Customers<text:line-break/>ON Orders.CustomerID=Customers.CustomerID;</text:span></text:p>
      <text:p text:style-name="P3"><text:span text:style-name="T4">This returns all Orders, and customers associated</text:span></text:p>
      <text:p text:style-name="P9"><text:span text:style-name="T4"/></text:p>
      <text:list xml:id="list36413887" text:continue-list="list36417670" text:style-name="Outline">
        <text:list-item>
          <text:h text:style-name="Heading_20_1" text:outline-level="1"><text:soft-page-break/>Entity Framework Questions</text:h>
        </text:list-item>
      </text:list>
      <text:list xml:id="list36428711" text:continue-list="list36412371" text:style-name="WWNum1">
        <text:list-item>
          <text:p text:style-name="P11">What do the following Entity Framework Object Services provide for your application in regards to data from a database?</text:p>
          <text:list>
            <text:list-item>
              <text:p text:style-name="P11">Materialization</text:p>
              <text:p text:style-name="P16"><text:s text:c="27"/><text:span text:style-name="T11">entities are materialized as a result of a query</text:span></text:p>
            </text:list-item>
            <text:list-item>
              <text:p text:style-name="P11">Change Tracking</text:p>
            </text:list-item>
            <text:list-item>
              <text:p text:style-name="P11">Object identities</text:p>
            </text:list-item>
          </text:list>
        </text:list-item>
        <text:list-item>
          <text:p text:style-name="P11">Design a code first data model which has a Project class that can contain a bunch of tasks.</text:p>
        </text:list-item>
      </text:list>
      <text:list xml:id="list36421766" text:continue-list="list36413887" text:style-name="Outline">
        <text:list-item>
          <text:h text:style-name="Heading_20_1" text:outline-level="1">Object Orientation Questions</text:h>
        </text:list-item>
      </text:list>
      <text:list xml:id="list36420063" text:continue-list="list36428711" text:style-name="WWNum1">
        <text:list-item>
          <text:p text:style-name="P11">What are the basic concepts of OOP?</text:p>
          <text:p text:style-name="P15">objects--specific instances of a class</text:p>
        </text:list-item>
      </text:list>
      <text:p text:style-name="P14">class--a "container" grouping objects of the same methods(behaviors) and properties(attributes/characteristics)</text:p>
      <text:p text:style-name="P14">inheritance--features can be automatically passed from a parent class to a sub class w/out re-writing code.</text:p>
      <text:p text:style-name="List_20_Paragraph"><text:span text:style-name="T11">polymorphism—a variable can refer to more than one type of object</text:span></text:p>
      <text:p text:style-name="P14">encapsulation--data is accessed via class functions</text:p>
      <text:list xml:id="list36435689" text:continue-numbering="true" text:style-name="WWNum1">
        <text:list-item>
          <text:p text:style-name="P11">How do you program behavior into your C# class? </text:p>
          <text:p text:style-name="P15">With methods</text:p>
        </text:list-item>
        <text:list-item>
          <text:p text:style-name="P11">Explain method overriding. </text:p>
        </text:list-item>
      </text:list>
      <text:p text:style-name="P14">A way to re-implement a virtual method</text:p>
      <text:list xml:id="list36413884" text:continue-numbering="true" text:style-name="WWNum1">
        <text:list-item>
          <text:p text:style-name="P11">What is Inheritance?</text:p>
          <text:p text:style-name="P15">features can be automatically passed from a parent class to a sub class w/out re-writing code.</text:p>
        </text:list-item>
        <text:list-item>
          <text:p text:style-name="P11">What is abstract class? </text:p>
        </text:list-item>
      </text:list>
      <text:p text:style-name="P14"><text:span text:style-name="T12"><text:s/>Objects can't be instantiated, but can make derivations of this.</text:span> </text:p>
      <text:list xml:id="list36414439" text:continue-list="list36421766" text:style-name="Outline">
        <text:list-item>
          <text:h text:style-name="Heading_20_1" text:outline-level="1">MVC Questions</text:h>
        </text:list-item>
      </text:list>
      <text:p text:style-name="Standard">What is an example URL that would call the following controller method, assuming the default routes have been configured?</text:p>
      <text:p text:style-name="Standard"/>
      <text:p text:style-name="Standard">Part II: <text:s/>What HTTP Verb is used?</text:p>
      <text:p text:style-name="Standard"><text:soft-page-break/></text:p>
      <text:p text:style-name="P8"><text:span text:style-name="T6">public</text:span><text:span text:style-name="T5"> </text:span><text:span text:style-name="T6">class</text:span><text:span text:style-name="T5"> </text:span><text:span text:style-name="T7">CatalogController</text:span><text:span text:style-name="T5"> : </text:span><text:span text:style-name="T7">Controller</text:span></text:p>
      <text:p text:style-name="P8"><text:span text:style-name="T5"> {</text:span></text:p>
      <text:p text:style-name="P8"><text:span text:style-name="T5">     </text:span><text:span text:style-name="T6">public</text:span><text:span text:style-name="T5"> </text:span><text:span text:style-name="T7">ActionResult</text:span><text:span text:style-name="T5"> Specifications(</text:span><text:span text:style-name="T6">int</text:span><text:span text:style-name="T5"> id)</text:span></text:p>
      <text:p text:style-name="P8"><text:span text:style-name="T5">     {</text:span></text:p>
      <text:p text:style-name="P8"><text:span text:style-name="T5">         </text:span><text:span text:style-name="T6">var</text:span><text:span text:style-name="T5"> model = </text:span><text:span text:style-name="T6">new</text:span><text:span text:style-name="T5"> SpecModel(id);</text:span></text:p>
      <text:p text:style-name="P8"><text:span text:style-name="T5">         </text:span><text:span text:style-name="T6">return</text:span><text:span text:style-name="T5"> View();</text:span></text:p>
      <text:p text:style-name="P8"><text:span text:style-name="T5">     }</text:span></text:p>
      <text:p text:style-name="P8"><text:span text:style-name="T5">}</text:span></text:p>
      <text:p text:style-name="Standard"/>
      <text:p text:style-name="Standard">Examine the following View for an MVC Application:</text:p>
      <text:p text:style-name="Standard"/>
      <text:p text:style-name="P8"><text:span text:style-name="T5">@model </text:span><text:span text:style-name="T7">IEnumerable</text:span><text:span text:style-name="T5">&lt;MVCGuidedLab.Models.</text:span><text:span text:style-name="T7">Color</text:span><text:span text:style-name="T5">&gt;</text:span></text:p>
      <text:p text:style-name="P8"><text:span text:style-name="T5"><text:s/></text:span></text:p>
      <text:p text:style-name="P8"><text:span text:style-name="T5">@{</text:span></text:p>
      <text:p text:style-name="P8"><text:span text:style-name="T5">    ViewBag.Title = </text:span><text:span text:style-name="T8">"Index"</text:span><text:span text:style-name="T5">;</text:span></text:p>
      <text:p text:style-name="P8"><text:span text:style-name="T5">}</text:span></text:p>
      <text:p text:style-name="P8"><text:span text:style-name="T5"><text:s/></text:span></text:p>
      <text:p text:style-name="P8"><text:span text:style-name="T6">&lt;</text:span><text:span text:style-name="T9">h2</text:span><text:span text:style-name="T6">&gt;</text:span><text:span text:style-name="T5">Index</text:span><text:span text:style-name="T6">&lt;/</text:span><text:span text:style-name="T9">h2</text:span><text:span text:style-name="T6">&gt;</text:span></text:p>
      <text:p text:style-name="P8"><text:span text:style-name="T5"><text:s/></text:span></text:p>
      <text:p text:style-name="P8"><text:span text:style-name="T6">&lt;</text:span><text:span text:style-name="T9">p</text:span><text:span text:style-name="T6">&gt;</text:span></text:p>
      <text:p text:style-name="P8"><text:span text:style-name="T5">    @Html.ActionLink(</text:span><text:span text:style-name="T8">"Create New"</text:span><text:span text:style-name="T5">, </text:span><text:span text:style-name="T8">"Create"</text:span><text:span text:style-name="T5">)</text:span></text:p>
      <text:p text:style-name="P8"><text:span text:style-name="T6">&lt;/</text:span><text:span text:style-name="T9">p</text:span><text:span text:style-name="T6">&gt;</text:span></text:p>
      <text:p text:style-name="P8"><text:span text:style-name="T6">&lt;</text:span><text:span text:style-name="T9">table</text:span><text:span text:style-name="T5"> </text:span><text:span text:style-name="T10">class</text:span><text:span text:style-name="T6">="table"&gt;</text:span></text:p>
      <text:p text:style-name="P8"><text:span text:style-name="T5">    </text:span><text:span text:style-name="T6">&lt;</text:span><text:span text:style-name="T9">tr</text:span><text:span text:style-name="T6">&gt;</text:span></text:p>
      <text:p text:style-name="P8"><text:span text:style-name="T5">        </text:span><text:span text:style-name="T6">&lt;</text:span><text:span text:style-name="T9">th</text:span><text:span text:style-name="T6">&gt;</text:span></text:p>
      <text:p text:style-name="P8"><text:span text:style-name="T5">            @Html.DisplayNameFor(model =&gt; model.Name)</text:span></text:p>
      <text:p text:style-name="P8"><text:span text:style-name="T5">        </text:span><text:span text:style-name="T6">&lt;/</text:span><text:span text:style-name="T9">th</text:span><text:span text:style-name="T6">&gt;</text:span></text:p>
      <text:p text:style-name="P8"><text:span text:style-name="T5">        </text:span><text:span text:style-name="T6">&lt;</text:span><text:span text:style-name="T9">th</text:span><text:span text:style-name="T6">&gt;</text:span></text:p>
      <text:p text:style-name="P8"><text:span text:style-name="T5">            @Html.DisplayNameFor(model =&gt; model.Value)</text:span></text:p>
      <text:p text:style-name="P8"><text:span text:style-name="T5">        </text:span><text:span text:style-name="T6">&lt;/</text:span><text:span text:style-name="T9">th</text:span><text:span text:style-name="T6">&gt;</text:span></text:p>
      <text:p text:style-name="P8"><text:span text:style-name="T5">        </text:span><text:span text:style-name="T6">&lt;</text:span><text:span text:style-name="T9">th</text:span><text:span text:style-name="T6">&gt;&lt;/</text:span><text:span text:style-name="T9">th</text:span><text:span text:style-name="T6">&gt;</text:span></text:p>
      <text:p text:style-name="P8"><text:span text:style-name="T5">    </text:span><text:span text:style-name="T6">&lt;/</text:span><text:span text:style-name="T9">tr</text:span><text:span text:style-name="T6">&gt;</text:span></text:p>
      <text:p text:style-name="P8"><text:span text:style-name="T5"><text:s/></text:span></text:p>
      <text:p text:style-name="P8"><text:span text:style-name="T5">@</text:span><text:span text:style-name="T6">foreach</text:span><text:span text:style-name="T5"> (</text:span><text:span text:style-name="T6">var</text:span><text:span text:style-name="T5"> item </text:span><text:span text:style-name="T6">in</text:span><text:span text:style-name="T5"> Model) {Go</text:span></text:p>
      <text:p text:style-name="P8"><text:span text:style-name="T5">    </text:span><text:span text:style-name="T6">&lt;</text:span><text:span text:style-name="T9">tr</text:span><text:span text:style-name="T6">&gt;</text:span></text:p>
      <text:p text:style-name="P8"><text:span text:style-name="T5">        </text:span><text:span text:style-name="T6">&lt;</text:span><text:span text:style-name="T9">td</text:span><text:span text:style-name="T6">&gt;</text:span></text:p>
      <text:p text:style-name="P8"><text:span text:style-name="T5">            @Html.DisplayFor(modelItem =&gt; item.Name)</text:span></text:p>
      <text:p text:style-name="P8"><text:span text:style-name="T5">        </text:span><text:span text:style-name="T6">&lt;/</text:span><text:span text:style-name="T9">td</text:span><text:span text:style-name="T6">&gt;</text:span></text:p>
      <text:p text:style-name="P8"><text:span text:style-name="T5">        </text:span><text:span text:style-name="T6">&lt;</text:span><text:span text:style-name="T9">td</text:span><text:span text:style-name="T6">&gt;</text:span></text:p>
      <text:p text:style-name="P8"><text:span text:style-name="T5">            @Html.DisplayFor(modelItem =&gt; item.Value)</text:span></text:p>
      <text:p text:style-name="P8"><text:span text:style-name="T5">        </text:span><text:span text:style-name="T6">&lt;/</text:span><text:span text:style-name="T9">td</text:span><text:span text:style-name="T6">&gt;</text:span></text:p>
      <text:p text:style-name="P8"><text:span text:style-name="T5">        </text:span><text:span text:style-name="T6">&lt;</text:span><text:span text:style-name="T9">td</text:span><text:span text:style-name="T6">&gt;</text:span></text:p>
      <text:p text:style-name="P8"><text:span text:style-name="T5">            @Html.ActionLink(</text:span><text:span text:style-name="T8">"Edit"</text:span><text:span text:style-name="T5">, </text:span><text:span text:style-name="T8">"Edit"</text:span><text:span text:style-name="T5">, </text:span><text:span text:style-name="T6">new</text:span><text:span text:style-name="T5"> { id=item.Id }) |</text:span></text:p>
      <text:p text:style-name="P8"><text:span text:style-name="T5">            @Html.ActionLink(</text:span><text:span text:style-name="T8">"Details"</text:span><text:span text:style-name="T5">, </text:span><text:span text:style-name="T8">"Details"</text:span><text:span text:style-name="T5">, </text:span><text:span text:style-name="T6">new</text:span><text:span text:style-name="T5"> { id=item.Id }) |</text:span></text:p>
      <text:p text:style-name="P8"><text:span text:style-name="T5">            @Html.ActionLink(</text:span><text:span text:style-name="T8">"Delete"</text:span><text:span text:style-name="T5">, </text:span><text:span text:style-name="T8">"Delete"</text:span><text:span text:style-name="T5">, </text:span><text:span text:style-name="T6">new</text:span><text:span text:style-name="T5"> { id=item.Id })</text:span></text:p>
      <text:p text:style-name="P8"><text:span text:style-name="T5">        </text:span><text:span text:style-name="T6">&lt;/</text:span><text:span text:style-name="T9">td</text:span><text:span text:style-name="T6">&gt;</text:span></text:p>
      <text:p text:style-name="P8"><text:span text:style-name="T5">    </text:span><text:span text:style-name="T6">&lt;/</text:span><text:span text:style-name="T9">tr</text:span><text:span text:style-name="T6">&gt;</text:span></text:p>
      <text:p text:style-name="P8"><text:span text:style-name="T5">}</text:span></text:p>
      <text:p text:style-name="P8"><text:span text:style-name="T5"><text:s/></text:span></text:p>
      <text:p text:style-name="P8"><text:span text:style-name="T6">&lt;/</text:span><text:span text:style-name="T9">table</text:span><text:span text:style-name="T6">&gt;</text:span></text:p>
      <text:p text:style-name="Standard"><text:soft-page-break/></text:p>
      <text:list xml:id="list3186675671124462522" text:style-name="WWNum3">
        <text:list-item>
          <text:p text:style-name="P12">What type is the Model?</text:p>
        </text:list-item>
        <text:list-item>
          <text:p text:style-name="P12">Is the model a single object, or a sequence?--<text:span text:style-name="T11">Sequence</text:span></text:p>
          <text:p text:style-name="P12"/>
        </text:list-item>
        <text:list-item>
          <text:p text:style-name="P12">What properties are on the items in the model?--<text:span text:style-name="T11">edit, details, delete</text:span></text:p>
        </text:list-item>
      </text:list>
      <text:list xml:id="list36428864" text:continue-list="list36414439" text:style-name="Outline">
        <text:list-item>
          <text:h text:style-name="Heading_20_1" text:outline-level="1">Programming Exercises</text:h>
        </text:list-item>
      </text:list>
      <text:p text:style-name="Standard">To turn in this exam, you’ll create a fork of a repository, make modifications to the project in that repository, and submit a pull request with your changes.</text:p>
      <text:p text:style-name="Standard">We’ll walk you through the github workflow for those pieces. However, the code will be yours.</text:p>
      <text:p text:style-name="Standard">Go to Github.com and fork the repository <text:a xlink:type="simple" xlink:href="https://github.com/BillWagner/ExperienceITExam" text:style-name="Internet_20_link" text:visited-style-name="Visited_20_Internet_20_Link">https://github.com/BillWagner/ExperienceITExam</text:a> </text:p>
      <text:p text:style-name="Standard">Then, clone your fork to your desktop. You’ll do that by clicking the “Clone in Desktop” button on the github page.</text:p>
      <text:p text:style-name="Standard">Now, you’re ready to do your work.</text:p>
      <text:list xml:id="list6907578550745597462" text:style-name="WWNum5">
        <text:list-item>
          <text:p text:style-name="P13">Open the program.cs file in the Loops project. <text:s/>The Main method has comments that describe what you should do. <text:s/>Make your changes.</text:p>
        </text:list-item>
        <text:list-item>
          <text:p text:style-name="P13">Open the program.cs file in the Extension methods project. <text:s/>The Main method has comments that describe the code you should add. <text:s/>Make your changes.</text:p>
        </text:list-item>
        <text:list-item>
          <text:p text:style-name="P13">Open the program.cs file in the Lazy Evaluation project. The Main method has comments that describe the code you should add. <text:s/>Make those changes as well.</text:p>
        </text:list-item>
        <text:list-item>
          <text:p text:style-name="P13">Open the program.cs file in the Query Expresssions project. <text:s/>As before, the Main method has comments that describe the code you should or change. </text:p>
        </text:list-item>
        <text:list-item>
          <text:p text:style-name="P13">Make a new ASP.NET MVC project and add it to the solution. Add a controller called DiceRoll controller. <text:s/>Modify the index method and the index view to display all the combinations of results from rolling 2 six-sided dice. <text:s/>(For example, { 1, 1}, {1, 2} etc. </text:p>
        </text:list-item>
      </text:list>
      <text:p text:style-name="Standard">Commit your changes, and then push them to github.</text:p>
      <text:p text:style-name="Standard">Now, you’re ready to submit a pull request. <text:s/>Navigate to your fork of the repository in github.com in a browser. <text:s/>Below the Code tab on the right side, you’ll see a link that says “Pull Request”. <text:s/>Click that. Once you’re on the Pull Request page, submit a new pull request. <text:s/>Add your name, and any comments you would like on your pull request, and submit the request. </text:p>
      <text:p text:style-name="Standard">We can now look at your changes, and see how you di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egoe UI" svg:font-family="'Segoe UI', 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Woodruff</meta:initial-creator>
    <dc:creator>c w</dc:creator>
    <meta:editing-cycles>16</meta:editing-cycles>
    <meta:creation-date>2014-07-17T18:48:00</meta:creation-date>
    <dc:date>2014-07-18T16:24:30.35</dc:date>
    <meta:editing-duration>PT1H12M32S</meta:editing-duration>
    <meta:generator>OpenOffice/4.1.0$Win32 OpenOffice.org_project/410m18$Build-9764</meta:generator>
    <meta:document-statistic meta:table-count="1" meta:image-count="0" meta:object-count="0" meta:page-count="4" meta:paragraph-count="133" meta:word-count="818" meta:character-count="54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